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Form_20_Yanıtları_20_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Yanıtları 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1" table:visibility="collapse" table:default-cell-style-name="Default"/>
        <table:table-column table:style-name="co1" table:number-columns-repeated="6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aptitude (motivation) score</text:p>
          </table:table-cell>
          <table:table-cell table:style-name="ce3" office:value-type="string" calcext:value-type="string">
            <text:p>performance (academic) score</text:p>
          </table:table-cell>
          <table:table-cell table:style-name="ce3" office:value-type="string" calcext:value-type="string">
            <text:p>ranking</text:p>
          </table:table-cell>
          <table:table-cell table:style-name="ce3" office:value-type="string" calcext:value-type="string">
            <text:p>nationality (completely optional, added on request from multiple people)</text:p>
          </table:table-cell>
          <table:table-cell table:style-name="ce3" office:value-type="string" calcext:value-type="string">
            <text:p>gender (completely optional, added on request from multiple people)</text:p>
          </table:table-cell>
          <table:table-cell table:style-name="ce3" office:value-type="string" calcext:value-type="string">
            <text:p>name (leave empty if you wish not to share)</text:p>
          </table:table-cell>
          <table:table-cell office:value-type="string" calcext:value-type="string">
            <text:p>weighted scor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10:22.999" calcext:value-type="date">
            <text:p>4-15 0:1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5.3" office:value-type="float" office:value="5.3" calcext:value-type="float">
            <text:p>5.3</text:p>
          </table:table-cell>
          <table:table-cell table:style-name="ce4" office:value-type="float" office:value="1389" calcext:value-type="float">
            <text:p>1389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girl</text:p>
          </table:table-cell>
          <table:table-cell/>
          <table:table-cell table:style-name="ce5" table:formula="of:=VALUE([.C2])*0.4+VALUE([.D2])*0.6" office:value-type="float" office:value="4.78" calcext:value-type="float">
            <text:p>4.7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17:38.948" calcext:value-type="date">
            <text:p>4-15 0:17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09" office:value-type="float" office:value="4.09" calcext:value-type="float">
            <text:p>4.09</text:p>
          </table:table-cell>
          <table:table-cell table:style-name="ce4" table:formula="of:=5.98" office:value-type="float" office:value="5.98" calcext:value-type="float">
            <text:p>5.98</text:p>
          </table:table-cell>
          <table:table-cell table:style-name="ce4" office:value-type="float" office:value="980" calcext:value-type="float">
            <text:p>980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i dont identify as either</text:p>
          </table:table-cell>
          <table:table-cell/>
          <table:table-cell table:style-name="ce5" table:formula="of:=VALUE([.C3])*0.4+VALUE([.D3])*0.6" office:value-type="float" office:value="5.224" calcext:value-type="float">
            <text:p>5.2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18:25.301" calcext:value-type="date">
            <text:p>4-15 0:18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11" office:value-type="float" office:value="7.11" calcext:value-type="float">
            <text:p>7.11</text:p>
          </table:table-cell>
          <table:table-cell table:style-name="ce4" table:formula="of:=8.72" office:value-type="float" office:value="8.72" calcext:value-type="float">
            <text:p>8.7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oy</text:p>
          </table:table-cell>
          <table:table-cell/>
          <table:table-cell table:style-name="ce5" table:formula="of:=VALUE([.C4])*0.4+VALUE([.D4])*0.6" office:value-type="float" office:value="8.076" calcext:value-type="float">
            <text:p>8.0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18:35.081" calcext:value-type="date">
            <text:p>4-15 0:18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27" office:value-type="float" office:value="7.27" calcext:value-type="float">
            <text:p>7.27</text:p>
          </table:table-cell>
          <table:table-cell table:style-name="ce4" table:formula="of:=6.96" office:value-type="float" office:value="6.96" calcext:value-type="float">
            <text:p>6.96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boy</text:p>
          </table:table-cell>
          <table:table-cell/>
          <table:table-cell table:style-name="ce5" table:formula="of:=VALUE([.C5])*0.4+VALUE([.D5])*0.6" office:value-type="float" office:value="7.084" calcext:value-type="float">
            <text:p>7.0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18:48.704" calcext:value-type="date">
            <text:p>4-15 0:18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36" office:value-type="float" office:value="5.36" calcext:value-type="float">
            <text:p>5.36</text:p>
          </table:table-cell>
          <table:table-cell table:style-name="ce4" table:formula="of:=7.46" office:value-type="float" office:value="7.46" calcext:value-type="float">
            <text:p>7.46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oy</text:p>
          </table:table-cell>
          <table:table-cell table:style-name="ce4" office:value-type="string" calcext:value-type="string">
            <text:p>Lars</text:p>
          </table:table-cell>
          <table:table-cell table:style-name="ce5" table:formula="of:=VALUE([.C6])*0.4+VALUE([.D6])*0.6" office:value-type="float" office:value="6.62" calcext:value-type="float">
            <text:p>6.6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0:05.609" calcext:value-type="date">
            <text:p>4-15 0:2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2" office:value-type="float" office:value="5.2" calcext:value-type="float">
            <text:p>5.2</text:p>
          </table:table-cell>
          <table:table-cell table:style-name="ce4" table:formula="of:=9.12" office:value-type="float" office:value="9.12" calcext:value-type="float">
            <text:p>9.1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Non-EU</text:p>
          </table:table-cell>
          <table:table-cell table:style-name="ce4" office:value-type="string" calcext:value-type="string">
            <text:p>boy</text:p>
          </table:table-cell>
          <table:table-cell table:style-name="ce4" office:value-type="string" calcext:value-type="string">
            <text:p>Amit</text:p>
          </table:table-cell>
          <table:table-cell table:style-name="ce5" table:formula="of:=VALUE([.C7])*0.4+VALUE([.D7])*0.6" office:value-type="float" office:value="7.552" calcext:value-type="float">
            <text:p>7.5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0:44.715" calcext:value-type="date">
            <text:p>4-15 0:2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3.45" office:value-type="float" office:value="3.45" calcext:value-type="float">
            <text:p>3.45</text:p>
          </table:table-cell>
          <table:table-cell table:style-name="ce4" table:formula="of:=7.91" office:value-type="float" office:value="7.91" calcext:value-type="float">
            <text:p>7.91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string" calcext:value-type="string">
            <text:p>Non-EU</text:p>
          </table:table-cell>
          <table:table-cell table:style-name="ce4" office:value-type="string" calcext:value-type="string">
            <text:p>boy</text:p>
          </table:table-cell>
          <table:table-cell/>
          <table:table-cell table:style-name="ce5" table:formula="of:=VALUE([.C8])*0.4+VALUE([.D8])*0.6" office:value-type="float" office:value="6.126" calcext:value-type="float">
            <text:p>6.1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0:50.238" calcext:value-type="date">
            <text:p>4-15 0:2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73" office:value-type="float" office:value="4.73" calcext:value-type="float">
            <text:p>4.73</text:p>
          </table:table-cell>
          <table:table-cell table:style-name="ce4" table:formula="of:=4.36" office:value-type="float" office:value="4.36" calcext:value-type="float">
            <text:p>4.36</text:p>
          </table:table-cell>
          <table:table-cell table:style-name="ce4" office:value-type="float" office:value="1389" calcext:value-type="float">
            <text:p>1389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girl</text:p>
          </table:table-cell>
          <table:table-cell table:style-name="ce4" office:value-type="string" calcext:value-type="string">
            <text:p>Chloé</text:p>
          </table:table-cell>
          <table:table-cell table:style-name="ce5" table:formula="of:=VALUE([.C9])*0.4+VALUE([.D9])*0.6" office:value-type="float" office:value="4.508" calcext:value-type="float">
            <text:p>4.5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0:51.104" calcext:value-type="date">
            <text:p>4-15 0:2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" office:value-type="float" office:value="6" calcext:value-type="float">
            <text:p>6</text:p>
          </table:table-cell>
          <table:table-cell table:style-name="ce4" table:formula="of:=8" office:value-type="float" office:value="8" calcext:value-type="float">
            <text:p>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girl</text:p>
          </table:table-cell>
          <table:table-cell/>
          <table:table-cell table:style-name="ce5" table:formula="of:=VALUE([.C10])*0.4+VALUE([.D10])*0.6" office:value-type="float" office:value="7.2" calcext:value-type="float">
            <text:p>7.2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1:39.589" calcext:value-type="date">
            <text:p>4-15 0:21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73" office:value-type="float" office:value="4.73" calcext:value-type="float">
            <text:p>4.73</text:p>
          </table:table-cell>
          <table:table-cell table:style-name="ce4" table:formula="of:=6.81" office:value-type="float" office:value="6.81" calcext:value-type="float">
            <text:p>6.81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oy</text:p>
          </table:table-cell>
          <table:table-cell table:style-name="ce4" office:value-type="string" calcext:value-type="string">
            <text:p>:)</text:p>
          </table:table-cell>
          <table:table-cell table:style-name="ce5" table:formula="of:=VALUE([.C11])*0.4+VALUE([.D11])*0.6" office:value-type="float" office:value="5.978" calcext:value-type="float">
            <text:p>5.9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2:55.961" calcext:value-type="date">
            <text:p>4-15 0:2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73" office:value-type="float" office:value="4.73" calcext:value-type="float">
            <text:p>4.73</text:p>
          </table:table-cell>
          <table:table-cell table:style-name="ce4" table:formula="of:=7.86" office:value-type="float" office:value="7.86" calcext:value-type="float">
            <text:p>7.86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string" calcext:value-type="string">
            <text:p>Non-EU</text:p>
          </table:table-cell>
          <table:table-cell table:style-name="ce4" office:value-type="string" calcext:value-type="string">
            <text:p>boy</text:p>
          </table:table-cell>
          <table:table-cell/>
          <table:table-cell table:style-name="ce5" table:formula="of:=VALUE([.C12])*0.4+VALUE([.D12])*0.6" office:value-type="float" office:value="6.608" calcext:value-type="float">
            <text:p>6.6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3:11.069" calcext:value-type="date">
            <text:p>4-15 0:2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84" office:value-type="float" office:value="5.84" calcext:value-type="float">
            <text:p>5.84</text:p>
          </table:table-cell>
          <table:table-cell table:style-name="ce4" table:formula="of:=6.77" office:value-type="float" office:value="6.77" calcext:value-type="float">
            <text:p>6.77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string" calcext:value-type="string">
            <text:p>Non-EU</text:p>
          </table:table-cell>
          <table:table-cell table:style-name="ce4" office:value-type="string" calcext:value-type="string">
            <text:p>boy</text:p>
          </table:table-cell>
          <table:table-cell/>
          <table:table-cell table:style-name="ce5" table:formula="of:=VALUE([.C13])*0.4+VALUE([.D13])*0.6" office:value-type="float" office:value="6.398" calcext:value-type="float">
            <text:p>6.4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5:49.296" calcext:value-type="date">
            <text:p>4-15 0:2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3.78" office:value-type="float" office:value="3.78" calcext:value-type="float">
            <text:p>3.78</text:p>
          </table:table-cell>
          <table:table-cell table:style-name="ce4" table:formula="of:=8.44" office:value-type="float" office:value="8.44" calcext:value-type="float">
            <text:p>8.44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Non-EU</text:p>
          </table:table-cell>
          <table:table-cell table:style-name="ce4" office:value-type="string" calcext:value-type="string">
            <text:p>boy</text:p>
          </table:table-cell>
          <table:table-cell table:style-name="ce4" office:value-type="string" calcext:value-type="string">
            <text:p>Jaume Alcón Llosada</text:p>
          </table:table-cell>
          <table:table-cell table:style-name="ce5" table:formula="of:=VALUE([.C14])*0.4+VALUE([.D14])*0.6" office:value-type="float" office:value="6.576" calcext:value-type="float">
            <text:p>6.5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5:55.944" calcext:value-type="date">
            <text:p>4-15 0:2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3.46" office:value-type="float" office:value="3.46" calcext:value-type="float">
            <text:p>3.46</text:p>
          </table:table-cell>
          <table:table-cell table:style-name="ce4" table:formula="of:=2.56" office:value-type="float" office:value="2.56" calcext:value-type="float">
            <text:p>2.56</text:p>
          </table:table-cell>
          <table:table-cell table:style-name="ce4" office:value-type="float" office:value="1925" calcext:value-type="float">
            <text:p>1925</text:p>
          </table:table-cell>
          <table:table-cell table:number-columns-repeated="3"/>
          <table:table-cell table:style-name="ce5" table:formula="of:=VALUE([.C15])*0.4+VALUE([.D15])*0.6" office:value-type="float" office:value="2.92" calcext:value-type="float">
            <text:p>2.9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6:52.958" calcext:value-type="date">
            <text:p>4-15 0:26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48" office:value-type="float" office:value="6.48" calcext:value-type="float">
            <text:p>6.48</text:p>
          </table:table-cell>
          <table:table-cell table:style-name="ce4" table:formula="of:=7.39" office:value-type="float" office:value="7.39" calcext:value-type="float">
            <text:p>7.39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oy</text:p>
          </table:table-cell>
          <table:table-cell/>
          <table:table-cell table:style-name="ce5" table:formula="of:=VALUE([.C16])*0.4+VALUE([.D16])*0.6" office:value-type="float" office:value="7.026" calcext:value-type="float">
            <text:p>7.0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7:41.56" calcext:value-type="date">
            <text:p>4-15 0:27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91" office:value-type="float" office:value="7.91" calcext:value-type="float">
            <text:p>7.91</text:p>
          </table:table-cell>
          <table:table-cell table:style-name="ce4" table:formula="of:=7.85" office:value-type="float" office:value="7.85" calcext:value-type="float">
            <text:p>7.8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boy</text:p>
          </table:table-cell>
          <table:table-cell table:style-name="ce4" office:value-type="string" calcext:value-type="string">
            <text:p>Bram</text:p>
          </table:table-cell>
          <table:table-cell table:style-name="ce5" table:formula="of:=VALUE([.C17])*0.4+VALUE([.D17])*0.6" office:value-type="float" office:value="7.874" calcext:value-type="float">
            <text:p>7.8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8:42.785" calcext:value-type="date">
            <text:p>4-15 0:28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3.3" office:value-type="float" office:value="3.3" calcext:value-type="float">
            <text:p>3.3</text:p>
          </table:table-cell>
          <table:table-cell table:style-name="ce4" table:formula="of:=8.1" office:value-type="float" office:value="8.1" calcext:value-type="float">
            <text:p>8.1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oy</text:p>
          </table:table-cell>
          <table:table-cell table:style-name="ce4" office:value-type="string" calcext:value-type="string">
            <text:p>José</text:p>
          </table:table-cell>
          <table:table-cell table:style-name="ce5" table:formula="of:=VALUE([.C18])*0.4+VALUE([.D18])*0.6" office:value-type="float" office:value="6.18" calcext:value-type="float">
            <text:p>6.1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9:04.349" calcext:value-type="date">
            <text:p>4-15 0:29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36" office:value-type="float" office:value="5.36" calcext:value-type="float">
            <text:p>5.36</text:p>
          </table:table-cell>
          <table:table-cell table:style-name="ce4" table:formula="of:=5.59" office:value-type="float" office:value="5.59" calcext:value-type="float">
            <text:p>5.59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oy</text:p>
          </table:table-cell>
          <table:table-cell/>
          <table:table-cell table:style-name="ce5" table:formula="of:=VALUE([.C19])*0.4+VALUE([.D19])*0.6" office:value-type="float" office:value="5.498" calcext:value-type="float">
            <text:p>5.5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1:04.61" calcext:value-type="date">
            <text:p>4-15 0:31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48" office:value-type="float" office:value="6.48" calcext:value-type="float">
            <text:p>6.48</text:p>
          </table:table-cell>
          <table:table-cell table:style-name="ce4" table:formula="of:=6.14" office:value-type="float" office:value="6.14" calcext:value-type="float">
            <text:p>6.14</text:p>
          </table:table-cell>
          <table:table-cell table:style-name="ce4" office:value-type="float" office:value="350" calcext:value-type="float">
            <text:p>350</text:p>
          </table:table-cell>
          <table:table-cell table:number-columns-repeated="3"/>
          <table:table-cell table:style-name="ce5" table:formula="of:=VALUE([.C20])*0.4+VALUE([.D20])*0.6" office:value-type="float" office:value="6.276" calcext:value-type="float">
            <text:p>6.2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19.689" calcext:value-type="date">
            <text:p>4-15 0:3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32" office:value-type="float" office:value="6.32" calcext:value-type="float">
            <text:p>6.32</text:p>
          </table:table-cell>
          <table:table-cell table:style-name="ce4" table:formula="of:=8.32" office:value-type="float" office:value="8.32" calcext:value-type="float">
            <text:p>8.32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3"/>
          <table:table-cell table:style-name="ce5" table:formula="of:=VALUE([.C21])*0.4+VALUE([.D21])*0.6" office:value-type="float" office:value="7.52" calcext:value-type="float">
            <text:p>7.5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42.12" calcext:value-type="date">
            <text:p>4-15 0:3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43" office:value-type="float" office:value="7.43" calcext:value-type="float">
            <text:p>7.43</text:p>
          </table:table-cell>
          <table:table-cell table:style-name="ce4" table:formula="of:=5.91" office:value-type="float" office:value="5.91" calcext:value-type="float">
            <text:p>5.91</text:p>
          </table:table-cell>
          <table:table-cell table:style-name="ce4" office:value-type="float" office:value="260" calcext:value-type="float">
            <text:p>260</text:p>
          </table:table-cell>
          <table:table-cell table:number-columns-repeated="2"/>
          <table:table-cell table:style-name="ce4" office:value-type="string" calcext:value-type="string">
            <text:p>Jasper Van der Veken</text:p>
          </table:table-cell>
          <table:table-cell table:style-name="ce5" table:formula="of:=VALUE([.C22])*0.4+VALUE([.D22])*0.6" office:value-type="float" office:value="6.518" calcext:value-type="float">
            <text:p>6.5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53.295" calcext:value-type="date">
            <text:p>4-15 0:3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2" office:value-type="float" office:value="5.2" calcext:value-type="float">
            <text:p>5.2</text:p>
          </table:table-cell>
          <table:table-cell table:style-name="ce4" table:formula="of:=4.75" office:value-type="float" office:value="4.75" calcext:value-type="float">
            <text:p>4.75</text:p>
          </table:table-cell>
          <table:table-cell table:style-name="ce4" office:value-type="float" office:value="1152" calcext:value-type="float">
            <text:p>1152</text:p>
          </table:table-cell>
          <table:table-cell table:number-columns-repeated="3"/>
          <table:table-cell table:style-name="ce5" table:formula="of:=VALUE([.C23])*0.4+VALUE([.D23])*0.6" office:value-type="float" office:value="4.93" calcext:value-type="float">
            <text:p>4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57.642" calcext:value-type="date">
            <text:p>4-15 0:3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52" office:value-type="float" office:value="5.52" calcext:value-type="float">
            <text:p>5.52</text:p>
          </table:table-cell>
          <table:table-cell table:style-name="ce4" table:formula="of:=8.17" office:value-type="float" office:value="8.17" calcext:value-type="float">
            <text:p>8.17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2"/>
          <table:table-cell table:style-name="ce4" office:value-type="string" calcext:value-type="string">
            <text:p>Jake Hekstra</text:p>
          </table:table-cell>
          <table:table-cell table:style-name="ce5" table:formula="of:=VALUE([.C24])*0.4+VALUE([.D24])*0.6" office:value-type="float" office:value="7.11" calcext:value-type="float">
            <text:p>7.1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59.999" calcext:value-type="date">
            <text:p>4-15 0:3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16" office:value-type="float" office:value="6.16" calcext:value-type="float">
            <text:p>6.16</text:p>
          </table:table-cell>
          <table:table-cell table:style-name="ce4" table:formula="of:=7.12" office:value-type="float" office:value="7.12" calcext:value-type="float">
            <text:p>7.12</text:p>
          </table:table-cell>
          <table:table-cell table:style-name="ce4" office:value-type="float" office:value="195" calcext:value-type="float">
            <text:p>195</text:p>
          </table:table-cell>
          <table:table-cell table:number-columns-repeated="3"/>
          <table:table-cell table:style-name="ce5" table:formula="of:=VALUE([.C25])*0.4+VALUE([.D25])*0.6" office:value-type="float" office:value="6.736" calcext:value-type="float">
            <text:p>6.7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3:33.335" calcext:value-type="date">
            <text:p>4-15 0:3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41" office:value-type="float" office:value="4.41" calcext:value-type="float">
            <text:p>4.41</text:p>
          </table:table-cell>
          <table:table-cell table:style-name="ce4" table:formula="of:=8.65" office:value-type="float" office:value="8.65" calcext:value-type="float">
            <text:p>8.65</text:p>
          </table:table-cell>
          <table:table-cell table:style-name="ce4" office:value-type="float" office:value="148" calcext:value-type="float">
            <text:p>148</text:p>
          </table:table-cell>
          <table:table-cell table:number-columns-repeated="2"/>
          <table:table-cell table:style-name="ce4" office:value-type="string" calcext:value-type="string">
            <text:p>Noname Provided</text:p>
          </table:table-cell>
          <table:table-cell table:style-name="ce5" table:formula="of:=VALUE([.C26])*0.4+VALUE([.D26])*0.6" office:value-type="float" office:value="6.954" calcext:value-type="float">
            <text:p>6.9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3:39.948" calcext:value-type="date">
            <text:p>4-15 0:3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59" office:value-type="float" office:value="7.59" calcext:value-type="float">
            <text:p>7.59</text:p>
          </table:table-cell>
          <table:table-cell table:style-name="ce4" table:formula="of:=6.88" office:value-type="float" office:value="6.88" calcext:value-type="float">
            <text:p>6.88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  <table:table-cell table:style-name="ce5" table:formula="of:=VALUE([.C27])*0.4+VALUE([.D27])*0.6" office:value-type="float" office:value="7.164" calcext:value-type="float">
            <text:p>7.1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3:39.533" calcext:value-type="date">
            <text:p>4-15 0:3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25" office:value-type="float" office:value="4.25" calcext:value-type="float">
            <text:p>4.25</text:p>
          </table:table-cell>
          <table:table-cell table:style-name="ce4" table:formula="of:=7.04" office:value-type="float" office:value="7.04" calcext:value-type="float">
            <text:p>7.04</text:p>
          </table:table-cell>
          <table:table-cell table:style-name="ce4" office:value-type="float" office:value="549" calcext:value-type="float">
            <text:p>549</text:p>
          </table:table-cell>
          <table:table-cell table:number-columns-repeated="2"/>
          <table:table-cell table:style-name="ce4" office:value-type="string" calcext:value-type="string">
            <text:p>Pedro Hernández </text:p>
          </table:table-cell>
          <table:table-cell table:style-name="ce5" table:formula="of:=VALUE([.C28])*0.4+VALUE([.D28])*0.6" office:value-type="float" office:value="5.924" calcext:value-type="float">
            <text:p>5.9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5:19.903" calcext:value-type="date">
            <text:p>4-15 0:3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89" office:value-type="float" office:value="4.89" calcext:value-type="float">
            <text:p>4.89</text:p>
          </table:table-cell>
          <table:table-cell table:style-name="ce4" table:formula="of:=8.26" office:value-type="float" office:value="8.26" calcext:value-type="float">
            <text:p>8.26</text:p>
          </table:table-cell>
          <table:table-cell table:style-name="ce4" office:value-type="float" office:value="153" calcext:value-type="float">
            <text:p>153</text:p>
          </table:table-cell>
          <table:table-cell table:number-columns-repeated="2"/>
          <table:table-cell table:style-name="ce4" office:value-type="string" calcext:value-type="string">
            <text:p>Tudor Safir</text:p>
          </table:table-cell>
          <table:table-cell table:style-name="ce5" table:formula="of:=VALUE([.C29])*0.4+VALUE([.D29])*0.6" office:value-type="float" office:value="6.912" calcext:value-type="float">
            <text:p>6.9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45:22.39" calcext:value-type="date">
            <text:p>4-15 0:4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36" office:value-type="float" office:value="5.36" calcext:value-type="float">
            <text:p>5.36</text:p>
          </table:table-cell>
          <table:table-cell table:style-name="ce4" table:formula="of:=6.46" office:value-type="float" office:value="6.46" calcext:value-type="float">
            <text:p>6.46</text:p>
          </table:table-cell>
          <table:table-cell table:style-name="ce4" office:value-type="float" office:value="499" calcext:value-type="float">
            <text:p>499</text:p>
          </table:table-cell>
          <table:table-cell table:number-columns-repeated="3"/>
          <table:table-cell table:style-name="ce5" table:formula="of:=VALUE([.C30])*0.4+VALUE([.D30])*0.6" office:value-type="float" office:value="6.02" calcext:value-type="float">
            <text:p>6.0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45:25.549" calcext:value-type="date">
            <text:p>4-15 0:4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16" office:value-type="float" office:value="6.16" calcext:value-type="float">
            <text:p>6.16</text:p>
          </table:table-cell>
          <table:table-cell table:style-name="ce4" table:formula="of:=7.22" office:value-type="float" office:value="7.22" calcext:value-type="float">
            <text:p>7.22</text:p>
          </table:table-cell>
          <table:table-cell table:style-name="ce4" office:value-type="float" office:value="177" calcext:value-type="float">
            <text:p>177</text:p>
          </table:table-cell>
          <table:table-cell table:number-columns-repeated="2"/>
          <table:table-cell table:style-name="ce4" office:value-type="string" calcext:value-type="string">
            <text:p>Jakub Balewicz</text:p>
          </table:table-cell>
          <table:table-cell table:style-name="ce5" table:formula="of:=VALUE([.C31])*0.4+VALUE([.D31])*0.6" office:value-type="float" office:value="6.796" calcext:value-type="float">
            <text:p>6.8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45:43.454" calcext:value-type="date">
            <text:p>4-15 0:4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84" office:value-type="float" office:value="5.84" calcext:value-type="float">
            <text:p>5.84</text:p>
          </table:table-cell>
          <table:table-cell table:style-name="ce4" table:formula="of:=4.45" office:value-type="float" office:value="4.45" calcext:value-type="float">
            <text:p>4.45</text:p>
          </table:table-cell>
          <table:table-cell table:style-name="ce4" office:value-type="float" office:value="1109" calcext:value-type="float">
            <text:p>1109</text:p>
          </table:table-cell>
          <table:table-cell table:number-columns-repeated="3"/>
          <table:table-cell table:style-name="ce5" table:formula="of:=VALUE([.C32])*0.4+VALUE([.D32])*0.6" office:value-type="float" office:value="5.006" calcext:value-type="float">
            <text:p>5.0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0:22.272" calcext:value-type="date">
            <text:p>4-15 0:5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32" office:value-type="float" office:value="6.32" calcext:value-type="float">
            <text:p>6.32</text:p>
          </table:table-cell>
          <table:table-cell table:style-name="ce4" table:formula="of:=7.8" office:value-type="float" office:value="7.8" calcext:value-type="float">
            <text:p>7.8</text:p>
          </table:table-cell>
          <table:table-cell table:style-name="ce4" office:value-type="float" office:value="93" calcext:value-type="float">
            <text:p>93</text:p>
          </table:table-cell>
          <table:table-cell table:number-columns-repeated="2"/>
          <table:table-cell table:style-name="ce4" office:value-type="string" calcext:value-type="string">
            <text:p>Leyre</text:p>
          </table:table-cell>
          <table:table-cell table:style-name="ce5" table:formula="of:=VALUE([.C33])*0.4+VALUE([.D33])*0.6" office:value-type="float" office:value="7.208" calcext:value-type="float">
            <text:p>7.2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1:20.495" calcext:value-type="date">
            <text:p>4-15 0:51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3.93" office:value-type="float" office:value="3.93" calcext:value-type="float">
            <text:p>3.93</text:p>
          </table:table-cell>
          <table:table-cell table:style-name="ce4" table:formula="of:=7.14" office:value-type="float" office:value="7.14" calcext:value-type="float">
            <text:p>7.14</text:p>
          </table:table-cell>
          <table:table-cell table:style-name="ce4" office:value-type="float" office:value="581" calcext:value-type="float">
            <text:p>581</text:p>
          </table:table-cell>
          <table:table-cell table:number-columns-repeated="3"/>
          <table:table-cell table:style-name="ce5" table:formula="of:=VALUE([.C34])*0.4+VALUE([.D34])*0.6" office:value-type="float" office:value="5.856" calcext:value-type="float">
            <text:p>5.8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2:29.474" calcext:value-type="date">
            <text:p>4-15 0:5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36" office:value-type="float" office:value="5.36" calcext:value-type="float">
            <text:p>5.36</text:p>
          </table:table-cell>
          <table:table-cell table:style-name="ce4" table:formula="of:=5.3" office:value-type="float" office:value="5.3" calcext:value-type="float">
            <text:p>5.3</text:p>
          </table:table-cell>
          <table:table-cell table:style-name="ce4" office:value-type="float" office:value="913" calcext:value-type="float">
            <text:p>913</text:p>
          </table:table-cell>
          <table:table-cell table:number-columns-repeated="3"/>
          <table:table-cell table:style-name="ce5" table:formula="of:=VALUE([.C35])*0.4+VALUE([.D35])*0.6" office:value-type="float" office:value="5.324" calcext:value-type="float">
            <text:p>5.3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2:36.92" calcext:value-type="date">
            <text:p>4-15 0:5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89" office:value-type="float" office:value="4.89" calcext:value-type="float">
            <text:p>4.89</text:p>
          </table:table-cell>
          <table:table-cell table:style-name="ce4" table:formula="of:=7.44" office:value-type="float" office:value="7.44" calcext:value-type="float">
            <text:p>7.44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/>
          <table:table-cell table:style-name="ce4" office:value-type="string" calcext:value-type="string">
            <text:p>Soufian</text:p>
          </table:table-cell>
          <table:table-cell table:style-name="ce5" table:formula="of:=VALUE([.C36])*0.4+VALUE([.D36])*0.6" office:value-type="float" office:value="6.42" calcext:value-type="float">
            <text:p>6.4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6:09.02" calcext:value-type="date">
            <text:p>4-15 0:56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68" office:value-type="float" office:value="5.68" calcext:value-type="float">
            <text:p>5.68</text:p>
          </table:table-cell>
          <table:table-cell table:style-name="ce4" table:formula="of:=6.54" office:value-type="float" office:value="6.54" calcext:value-type="float">
            <text:p>6.54</text:p>
          </table:table-cell>
          <table:table-cell table:style-name="ce4" office:value-type="float" office:value="408" calcext:value-type="float">
            <text:p>408</text:p>
          </table:table-cell>
          <table:table-cell table:number-columns-repeated="2"/>
          <table:table-cell table:style-name="ce4" office:value-type="string" calcext:value-type="string">
            <text:p>Alfonso </text:p>
          </table:table-cell>
          <table:table-cell table:style-name="ce5" table:formula="of:=VALUE([.C37])*0.4+VALUE([.D37])*0.6" office:value-type="float" office:value="6.196" calcext:value-type="float">
            <text:p>6.2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8:02.168" calcext:value-type="date">
            <text:p>4-15 0:58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32" office:value-type="float" office:value="6.32" calcext:value-type="float">
            <text:p>6.32</text:p>
          </table:table-cell>
          <table:table-cell table:style-name="ce4" table:formula="of:=6.57" office:value-type="float" office:value="6.57" calcext:value-type="float">
            <text:p>6.57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/>
          <table:table-cell table:style-name="ce4" office:value-type="string" calcext:value-type="string">
            <text:p>Savage granny</text:p>
          </table:table-cell>
          <table:table-cell table:style-name="ce5" table:formula="of:=VALUE([.C38])*0.4+VALUE([.D38])*0.6" office:value-type="float" office:value="6.47" calcext:value-type="float">
            <text:p>6.4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8:35.341" calcext:value-type="date">
            <text:p>4-15 0:58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16" office:value-type="float" office:value="6.16" calcext:value-type="float">
            <text:p>6.16</text:p>
          </table:table-cell>
          <table:table-cell table:style-name="ce4" table:formula="of:=8.23" office:value-type="float" office:value="8.23" calcext:value-type="float">
            <text:p>8.23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3"/>
          <table:table-cell table:style-name="ce5" table:formula="of:=VALUE([.C39])*0.4+VALUE([.D39])*0.6" office:value-type="float" office:value="7.402" calcext:value-type="float">
            <text:p>7.4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0:19.763" calcext:value-type="date">
            <text:p>4-15 1:0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" office:value-type="float" office:value="6" calcext:value-type="float">
            <text:p>6</text:p>
          </table:table-cell>
          <table:table-cell table:style-name="ce4" table:formula="of:=7.98" office:value-type="float" office:value="7.98" calcext:value-type="float">
            <text:p>7.98</text:p>
          </table:table-cell>
          <table:table-cell table:style-name="ce4" office:value-type="float" office:value="97" calcext:value-type="float">
            <text:p>97</text:p>
          </table:table-cell>
          <table:table-cell table:number-columns-repeated="3"/>
          <table:table-cell table:style-name="ce5" table:formula="of:=VALUE([.C40])*0.4+VALUE([.D40])*0.6" office:value-type="float" office:value="7.188" calcext:value-type="float">
            <text:p>7.1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2:23.238" calcext:value-type="date">
            <text:p>4-15 1:0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95" office:value-type="float" office:value="6.95" calcext:value-type="float">
            <text:p>6.95</text:p>
          </table:table-cell>
          <table:table-cell table:style-name="ce4" table:formula="of:=6.48" office:value-type="float" office:value="6.48" calcext:value-type="float">
            <text:p>6.48</text:p>
          </table:table-cell>
          <table:table-cell table:style-name="ce4" office:value-type="float" office:value="219" calcext:value-type="float">
            <text:p>219</text:p>
          </table:table-cell>
          <table:table-cell table:number-columns-repeated="3"/>
          <table:table-cell table:style-name="ce5" table:formula="of:=VALUE([.C41])*0.4+VALUE([.D41])*0.6" office:value-type="float" office:value="6.668" calcext:value-type="float">
            <text:p>6.6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2:42.638" calcext:value-type="date">
            <text:p>4-15 1:0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16" office:value-type="float" office:value="6.16" calcext:value-type="float">
            <text:p>6.16</text:p>
          </table:table-cell>
          <table:table-cell table:style-name="ce4" table:formula="of:=6.75" office:value-type="float" office:value="6.75" calcext:value-type="float">
            <text:p>6.75</text:p>
          </table:table-cell>
          <table:table-cell table:style-name="ce4" office:value-type="float" office:value="264" calcext:value-type="float">
            <text:p>264</text:p>
          </table:table-cell>
          <table:table-cell table:number-columns-repeated="3"/>
          <table:table-cell table:style-name="ce5" table:formula="of:=VALUE([.C42])*0.4+VALUE([.D42])*0.6" office:value-type="float" office:value="6.514" calcext:value-type="float">
            <text:p>6.5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2:44.667" calcext:value-type="date">
            <text:p>4-15 1:0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16" office:value-type="float" office:value="6.16" calcext:value-type="float">
            <text:p>6.16</text:p>
          </table:table-cell>
          <table:table-cell table:style-name="ce4" table:formula="of:=7.44" office:value-type="float" office:value="7.44" calcext:value-type="float">
            <text:p>7.44</text:p>
          </table:table-cell>
          <table:table-cell table:style-name="ce4" office:value-type="float" office:value="151" calcext:value-type="float">
            <text:p>151</text:p>
          </table:table-cell>
          <table:table-cell table:number-columns-repeated="3"/>
          <table:table-cell table:style-name="ce5" table:formula="of:=VALUE([.C43])*0.4+VALUE([.D43])*0.6" office:value-type="float" office:value="6.928" calcext:value-type="float">
            <text:p>6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2:59.408" calcext:value-type="date">
            <text:p>4-15 1:0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9.5" office:value-type="float" office:value="9.5" calcext:value-type="float">
            <text:p>9.5</text:p>
          </table:table-cell>
          <table:table-cell table:style-name="ce4" table:formula="of:=9.6" office:value-type="float" office:value="9.6" calcext:value-type="float">
            <text:p>9.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5" table:formula="of:=VALUE([.C44])*0.4+VALUE([.D44])*0.6" office:value-type="float" office:value="9.56" calcext:value-type="float">
            <text:p>9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3:06.417" calcext:value-type="date">
            <text:p>4-15 1:0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27" office:value-type="float" office:value="7.27" calcext:value-type="float">
            <text:p>7.27</text:p>
          </table:table-cell>
          <table:table-cell table:style-name="ce4" table:formula="of:=8.26" office:value-type="float" office:value="8.26" calcext:value-type="float">
            <text:p>8.26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2"/>
          <table:table-cell table:style-name="ce4" office:value-type="string" calcext:value-type="string">
            <text:p>Toby van Bergen</text:p>
          </table:table-cell>
          <table:table-cell table:style-name="ce5" table:formula="of:=VALUE([.C45])*0.4+VALUE([.D45])*0.6" office:value-type="float" office:value="7.864" calcext:value-type="float">
            <text:p>7.8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3:17.063" calcext:value-type="date">
            <text:p>4-15 1:0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79" office:value-type="float" office:value="6.79" calcext:value-type="float">
            <text:p>6.79</text:p>
          </table:table-cell>
          <table:table-cell table:style-name="ce4" table:formula="of:=6.91" office:value-type="float" office:value="6.91" calcext:value-type="float">
            <text:p>6.91</text:p>
          </table:table-cell>
          <table:table-cell table:style-name="ce4" office:value-type="float" office:value="165" calcext:value-type="float">
            <text:p>165</text:p>
          </table:table-cell>
          <table:table-cell table:number-columns-repeated="3"/>
          <table:table-cell table:style-name="ce5" table:formula="of:=VALUE([.C46])*0.4+VALUE([.D46])*0.6" office:value-type="float" office:value="6.862" calcext:value-type="float">
            <text:p>6.8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3:27.709" calcext:value-type="date">
            <text:p>4-15 1:0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52" office:value-type="float" office:value="5.52" calcext:value-type="float">
            <text:p>5.52</text:p>
          </table:table-cell>
          <table:table-cell table:style-name="ce4" table:formula="of:=7.25" office:value-type="float" office:value="7.25" calcext:value-type="float">
            <text:p>7.25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2"/>
          <table:table-cell table:style-name="ce4" office:value-type="string" calcext:value-type="string">
            <text:p>Devon</text:p>
          </table:table-cell>
          <table:table-cell table:style-name="ce5" table:formula="of:=VALUE([.C47])*0.4+VALUE([.D47])*0.6" office:value-type="float" office:value="6.558" calcext:value-type="float">
            <text:p>6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4:11.624" calcext:value-type="date">
            <text:p>4-15 1:04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21" office:value-type="float" office:value="5.21" calcext:value-type="float">
            <text:p>5.21</text:p>
          </table:table-cell>
          <table:table-cell table:style-name="ce4" table:formula="of:=6.67" office:value-type="float" office:value="6.67" calcext:value-type="float">
            <text:p>6.67</text:p>
          </table:table-cell>
          <table:table-cell table:style-name="ce4" office:value-type="float" office:value="464" calcext:value-type="float">
            <text:p>464</text:p>
          </table:table-cell>
          <table:table-cell table:number-columns-repeated="3"/>
          <table:table-cell table:style-name="ce5" table:formula="of:=VALUE([.C48])*0.4+VALUE([.D48])*0.6" office:value-type="float" office:value="6.086" calcext:value-type="float">
            <text:p>6.0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4:11.84" calcext:value-type="date">
            <text:p>4-15 1:04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48" office:value-type="float" office:value="6.48" calcext:value-type="float">
            <text:p>6.48</text:p>
          </table:table-cell>
          <table:table-cell table:style-name="ce4" table:formula="of:=7.07" office:value-type="float" office:value="7.07" calcext:value-type="float">
            <text:p>7.07</text:p>
          </table:table-cell>
          <table:table-cell table:style-name="ce4" office:value-type="float" office:value="169" calcext:value-type="float">
            <text:p>169</text:p>
          </table:table-cell>
          <table:table-cell table:number-columns-repeated="3"/>
          <table:table-cell table:style-name="ce5" table:formula="of:=VALUE([.C49])*0.4+VALUE([.D49])*0.6" office:value-type="float" office:value="6.834" calcext:value-type="float">
            <text:p>6.8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8:04.837" calcext:value-type="date">
            <text:p>4-15 1:08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95" office:value-type="float" office:value="6.95" calcext:value-type="float">
            <text:p>6.95</text:p>
          </table:table-cell>
          <table:table-cell table:style-name="ce4" table:formula="of:=6.01" office:value-type="float" office:value="6.01" calcext:value-type="float">
            <text:p>6.01</text:p>
          </table:table-cell>
          <table:table-cell table:style-name="ce4" office:value-type="float" office:value="315" calcext:value-type="float">
            <text:p>315</text:p>
          </table:table-cell>
          <table:table-cell table:number-columns-repeated="3"/>
          <table:table-cell table:style-name="ce5" table:formula="of:=VALUE([.C50])*0.4+VALUE([.D50])*0.6" office:value-type="float" office:value="6.386" calcext:value-type="float">
            <text:p>6.3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9:39.844" calcext:value-type="date">
            <text:p>4-15 1:09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95" office:value-type="float" office:value="6.95" calcext:value-type="float">
            <text:p>6.95</text:p>
          </table:table-cell>
          <table:table-cell table:style-name="ce4" table:formula="of:=6.47" office:value-type="float" office:value="6.47" calcext:value-type="float">
            <text:p>6.47</text:p>
          </table:table-cell>
          <table:table-cell table:style-name="ce4" office:value-type="float" office:value="221" calcext:value-type="float">
            <text:p>221</text:p>
          </table:table-cell>
          <table:table-cell table:number-columns-repeated="2"/>
          <table:table-cell table:style-name="ce4" office:value-type="string" calcext:value-type="string">
            <text:p>Irina C.C.🫶🏻🩷</text:p>
          </table:table-cell>
          <table:table-cell table:style-name="ce5" table:formula="of:=VALUE([.C51])*0.4+VALUE([.D51])*0.6" office:value-type="float" office:value="6.662" calcext:value-type="float">
            <text:p>6.6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10:07.666" calcext:value-type="date">
            <text:p>4-15 1:1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32" office:value-type="float" office:value="6.32" calcext:value-type="float">
            <text:p>6.32</text:p>
          </table:table-cell>
          <table:table-cell table:style-name="ce4" table:formula="of:=6.79" office:value-type="float" office:value="6.79" calcext:value-type="float">
            <text:p>6.79</text:p>
          </table:table-cell>
          <table:table-cell table:style-name="ce4" office:value-type="float" office:value="238" calcext:value-type="float">
            <text:p>238</text:p>
          </table:table-cell>
          <table:table-cell table:number-columns-repeated="3"/>
          <table:table-cell table:style-name="ce5" table:formula="of:=VALUE([.C52])*0.4+VALUE([.D52])*0.6" office:value-type="float" office:value="6.602" calcext:value-type="float">
            <text:p>6.6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10:37.838" calcext:value-type="date">
            <text:p>4-15 1:1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25" office:value-type="float" office:value="4.25" calcext:value-type="float">
            <text:p>4.25</text:p>
          </table:table-cell>
          <table:table-cell table:style-name="ce4" table:formula="of:=6.88" office:value-type="float" office:value="6.88" calcext:value-type="float">
            <text:p>6.88</text:p>
          </table:table-cell>
          <table:table-cell table:style-name="ce4" office:value-type="float" office:value="596" calcext:value-type="float">
            <text:p>596</text:p>
          </table:table-cell>
          <table:table-cell table:number-columns-repeated="3"/>
          <table:table-cell table:style-name="ce5" table:formula="of:=VALUE([.C53])*0.4+VALUE([.D53])*0.6" office:value-type="float" office:value="5.828" calcext:value-type="float">
            <text:p>5.8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38:45.69" calcext:value-type="date">
            <text:p>4-15 1:38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1.87" office:value-type="float" office:value="1.87" calcext:value-type="float">
            <text:p>1.87</text:p>
          </table:table-cell>
          <table:table-cell table:style-name="ce4" table:formula="of:=8.83" office:value-type="float" office:value="8.83" calcext:value-type="float">
            <text:p>8.83</text:p>
          </table:table-cell>
          <table:table-cell table:style-name="ce4" office:value-type="float" office:value="488" calcext:value-type="float">
            <text:p>488</text:p>
          </table:table-cell>
          <table:table-cell table:number-columns-repeated="3"/>
          <table:table-cell table:style-name="ce5" table:formula="of:=VALUE([.C54])*0.4+VALUE([.D54])*0.6" office:value-type="float" office:value="6.046" calcext:value-type="float">
            <text:p>6.0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40:52.385" calcext:value-type="date">
            <text:p>4-15 1:4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2" office:value-type="float" office:value="5.2" calcext:value-type="float">
            <text:p>5.2</text:p>
          </table:table-cell>
          <table:table-cell table:style-name="ce4" table:formula="of:=5.65" office:value-type="float" office:value="5.65" calcext:value-type="float">
            <text:p>5.65</text:p>
          </table:table-cell>
          <table:table-cell table:style-name="ce4" office:value-type="float" office:value="804" calcext:value-type="float">
            <text:p>804</text:p>
          </table:table-cell>
          <table:table-cell table:number-columns-repeated="3"/>
          <table:table-cell table:style-name="ce5" table:formula="of:=VALUE([.C55])*0.4+VALUE([.D55])*0.6" office:value-type="float" office:value="5.47" calcext:value-type="float">
            <text:p>5.4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41:49.29" calcext:value-type="date">
            <text:p>4-15 1:41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09" office:value-type="float" office:value="4.09" calcext:value-type="float">
            <text:p>4.09</text:p>
          </table:table-cell>
          <table:table-cell table:style-name="ce4" table:formula="of:=6.96" office:value-type="float" office:value="6.96" calcext:value-type="float">
            <text:p>6.96</text:p>
          </table:table-cell>
          <table:table-cell table:style-name="ce4" office:value-type="float" office:value="612" calcext:value-type="float">
            <text:p>612</text:p>
          </table:table-cell>
          <table:table-cell table:number-columns-repeated="3"/>
          <table:table-cell table:style-name="ce5" table:formula="of:=VALUE([.C56])*0.4+VALUE([.D56])*0.6" office:value-type="float" office:value="5.812" calcext:value-type="float">
            <text:p>5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46:29.587" calcext:value-type="date">
            <text:p>4-15 1:46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" office:value-type="float" office:value="6" calcext:value-type="float">
            <text:p>6</text:p>
          </table:table-cell>
          <table:table-cell table:style-name="ce4" table:formula="of:=7.25" office:value-type="float" office:value="7.25" calcext:value-type="float">
            <text:p>7.25</text:p>
          </table:table-cell>
          <table:table-cell table:style-name="ce4" office:value-type="float" office:value="192" calcext:value-type="float">
            <text:p>192</text:p>
          </table:table-cell>
          <table:table-cell table:number-columns-repeated="2"/>
          <table:table-cell table:style-name="ce4" office:value-type="string" calcext:value-type="string">
            <text:p>Andrei</text:p>
          </table:table-cell>
          <table:table-cell table:style-name="ce5" table:formula="of:=VALUE([.C57])*0.4+VALUE([.D57])*0.6" office:value-type="float" office:value="6.75" calcext:value-type="float">
            <text:p>6.7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55:05.992" calcext:value-type="date">
            <text:p>4-15 1:5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3.93" office:value-type="float" office:value="3.93" calcext:value-type="float">
            <text:p>3.93</text:p>
          </table:table-cell>
          <table:table-cell table:style-name="ce4" table:formula="of:=5.11" office:value-type="float" office:value="5.11" calcext:value-type="float">
            <text:p>5.11</text:p>
          </table:table-cell>
          <table:table-cell table:style-name="ce4" office:value-type="float" office:value="1321" calcext:value-type="float">
            <text:p>1321</text:p>
          </table:table-cell>
          <table:table-cell table:number-columns-repeated="3"/>
          <table:table-cell table:style-name="ce5" table:formula="of:=VALUE([.C58])*0.4+VALUE([.D58])*0.6" office:value-type="float" office:value="4.638" calcext:value-type="float">
            <text:p>4.6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57:03.883" calcext:value-type="date">
            <text:p>4-15 1:57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3.77" office:value-type="float" office:value="3.77" calcext:value-type="float">
            <text:p>3.77</text:p>
          </table:table-cell>
          <table:table-cell table:style-name="ce4" table:formula="of:=7.88" office:value-type="float" office:value="7.88" calcext:value-type="float">
            <text:p>7.88</text:p>
          </table:table-cell>
          <table:table-cell table:style-name="ce4" office:value-type="float" office:value="387" calcext:value-type="float">
            <text:p>387</text:p>
          </table:table-cell>
          <table:table-cell table:number-columns-repeated="2"/>
          <table:table-cell table:style-name="ce4" office:value-type="string" calcext:value-type="string">
            <text:p>scott</text:p>
          </table:table-cell>
          <table:table-cell table:style-name="ce5" table:formula="of:=VALUE([.C59])*0.4+VALUE([.D59])*0.6" office:value-type="float" office:value="6.236" calcext:value-type="float">
            <text:p>6.2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02:10.392" calcext:value-type="date">
            <text:p>4-15 2:0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2.66" office:value-type="float" office:value="2.66" calcext:value-type="float">
            <text:p>2.66</text:p>
          </table:table-cell>
          <table:table-cell table:style-name="ce4" table:formula="of:=5.75" office:value-type="float" office:value="5.75" calcext:value-type="float">
            <text:p>5.75</text:p>
          </table:table-cell>
          <table:table-cell table:style-name="ce4" office:value-type="float" office:value="1384" calcext:value-type="float">
            <text:p>1384</text:p>
          </table:table-cell>
          <table:table-cell table:number-columns-repeated="3"/>
          <table:table-cell table:style-name="ce5" table:formula="of:=VALUE([.C60])*0.4+VALUE([.D60])*0.6" office:value-type="float" office:value="4.514" calcext:value-type="float">
            <text:p>4.5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04:08.251" calcext:value-type="date">
            <text:p>4-15 2:04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3.62" office:value-type="float" office:value="3.62" calcext:value-type="float">
            <text:p>3.62</text:p>
          </table:table-cell>
          <table:table-cell table:style-name="ce4" table:formula="of:=6.84" office:value-type="float" office:value="6.84" calcext:value-type="float">
            <text:p>6.84</text:p>
          </table:table-cell>
          <table:table-cell table:style-name="ce4" office:value-type="float" office:value="756" calcext:value-type="float">
            <text:p>756</text:p>
          </table:table-cell>
          <table:table-cell table:number-columns-repeated="2"/>
          <table:table-cell table:style-name="ce4" office:value-type="string" calcext:value-type="string">
            <text:p>Theo</text:p>
          </table:table-cell>
          <table:table-cell table:style-name="ce5" table:formula="of:=VALUE([.C61])*0.4+VALUE([.D61])*0.6" office:value-type="float" office:value="5.552" calcext:value-type="float">
            <text:p>5.5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04:15.53" calcext:value-type="date">
            <text:p>4-15 2:04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05" office:value-type="float" office:value="5.05" calcext:value-type="float">
            <text:p>5.05</text:p>
          </table:table-cell>
          <table:table-cell table:style-name="ce4" table:formula="of:=6.06" office:value-type="float" office:value="6.06" calcext:value-type="float">
            <text:p>6.06</text:p>
          </table:table-cell>
          <table:table-cell table:style-name="ce4" office:value-type="float" office:value="695" calcext:value-type="float">
            <text:p>695</text:p>
          </table:table-cell>
          <table:table-cell table:number-columns-repeated="3"/>
          <table:table-cell table:style-name="ce5" table:formula="of:=VALUE([.C62])*0.4+VALUE([.D62])*0.6" office:value-type="float" office:value="5.656" calcext:value-type="float">
            <text:p>5.6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07:11.481" calcext:value-type="date">
            <text:p>4-15 2:07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" office:value-type="float" office:value="6" calcext:value-type="float">
            <text:p>6</text:p>
          </table:table-cell>
          <table:table-cell table:style-name="ce4" table:formula="of:=7.3" office:value-type="float" office:value="7.3" calcext:value-type="float">
            <text:p>7.3</text:p>
          </table:table-cell>
          <table:table-cell table:style-name="ce4" office:value-type="float" office:value="182" calcext:value-type="float">
            <text:p>182</text:p>
          </table:table-cell>
          <table:table-cell table:number-columns-repeated="3"/>
          <table:table-cell table:style-name="ce5" table:formula="of:=VALUE([.C63])*0.4+VALUE([.D63])*0.6" office:value-type="float" office:value="6.78" calcext:value-type="float">
            <text:p>6.7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11:44.998" calcext:value-type="date">
            <text:p>4-15 2:11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" office:value-type="float" office:value="6" calcext:value-type="float">
            <text:p>6</text:p>
          </table:table-cell>
          <table:table-cell table:style-name="ce4" table:formula="of:=7.77" office:value-type="float" office:value="7.77" calcext:value-type="float">
            <text:p>7.77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2"/>
          <table:table-cell table:style-name="ce4" office:value-type="string" calcext:value-type="string">
            <text:p>Cricket</text:p>
          </table:table-cell>
          <table:table-cell table:style-name="ce5" table:formula="of:=VALUE([.C64])*0.4+VALUE([.D64])*0.6" office:value-type="float" office:value="7.062" calcext:value-type="float">
            <text:p>7.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12:54.407" calcext:value-type="date">
            <text:p>4-15 2:1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52" office:value-type="float" office:value="5.52" calcext:value-type="float">
            <text:p>5.52</text:p>
          </table:table-cell>
          <table:table-cell table:style-name="ce4" table:formula="of:=5.57" office:value-type="float" office:value="5.57" calcext:value-type="float">
            <text:p>5.57</text:p>
          </table:table-cell>
          <table:table-cell table:style-name="ce4" office:value-type="float" office:value="754" calcext:value-type="float">
            <text:p>754</text:p>
          </table:table-cell>
          <table:table-cell table:number-columns-repeated="3"/>
          <table:table-cell table:style-name="ce5" table:formula="of:=VALUE([.C65])*0.4+VALUE([.D65])*0.6" office:value-type="float" office:value="5.55" calcext:value-type="float">
            <text:p>5.5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21:56.266" calcext:value-type="date">
            <text:p>4-15 2:21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59" office:value-type="float" office:value="7.59" calcext:value-type="float">
            <text:p>7.59</text:p>
          </table:table-cell>
          <table:table-cell table:style-name="ce4" table:formula="of:=7.49" office:value-type="float" office:value="7.49" calcext:value-type="float">
            <text:p>7.49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3"/>
          <table:table-cell table:style-name="ce5" table:formula="of:=VALUE([.C66])*0.4+VALUE([.D66])*0.6" office:value-type="float" office:value="7.53" calcext:value-type="float">
            <text:p>7.5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25:32.046" calcext:value-type="date">
            <text:p>4-15 2:2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68" office:value-type="float" office:value="5.68" calcext:value-type="float">
            <text:p>5.68</text:p>
          </table:table-cell>
          <table:table-cell table:style-name="ce4" table:formula="of:=6.33" office:value-type="float" office:value="6.33" calcext:value-type="float">
            <text:p>6.33</text:p>
          </table:table-cell>
          <table:table-cell table:style-name="ce4" office:value-type="float" office:value="472" calcext:value-type="float">
            <text:p>472</text:p>
          </table:table-cell>
          <table:table-cell table:number-columns-repeated="2"/>
          <table:table-cell table:style-name="ce4" office:value-type="string" calcext:value-type="string">
            <text:p>wiki </text:p>
          </table:table-cell>
          <table:table-cell table:style-name="ce5" table:formula="of:=VALUE([.C67])*0.4+VALUE([.D67])*0.6" office:value-type="float" office:value="6.07" calcext:value-type="float">
            <text:p>6.0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30:36.497" calcext:value-type="date">
            <text:p>4-15 2:3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89" office:value-type="float" office:value="4.89" calcext:value-type="float">
            <text:p>4.89</text:p>
          </table:table-cell>
          <table:table-cell table:style-name="ce4" table:formula="of:=6.54" office:value-type="float" office:value="6.54" calcext:value-type="float">
            <text:p>6.54</text:p>
          </table:table-cell>
          <table:table-cell table:style-name="ce4" office:value-type="float" office:value="575" calcext:value-type="float">
            <text:p>575</text:p>
          </table:table-cell>
          <table:table-cell table:number-columns-repeated="3"/>
          <table:table-cell table:style-name="ce5" table:formula="of:=VALUE([.C68])*0.4+VALUE([.D68])*0.6" office:value-type="float" office:value="5.88" calcext:value-type="float">
            <text:p>5.8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3:50:38.646" calcext:value-type="date">
            <text:p>4-15 3:5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32" office:value-type="float" office:value="6.32" calcext:value-type="float">
            <text:p>6.32</text:p>
          </table:table-cell>
          <table:table-cell table:style-name="ce4" table:formula="of:=6.27" office:value-type="float" office:value="6.27" calcext:value-type="float">
            <text:p>6.27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3"/>
          <table:table-cell table:style-name="ce5" table:formula="of:=VALUE([.C69])*0.4+VALUE([.D69])*0.6" office:value-type="float" office:value="6.29" calcext:value-type="float">
            <text:p>6.2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4:02:56.01" calcext:value-type="date">
            <text:p>4-15 4:0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73" office:value-type="float" office:value="4.73" calcext:value-type="float">
            <text:p>4.73</text:p>
          </table:table-cell>
          <table:table-cell table:style-name="ce4" table:formula="of:=6.98" office:value-type="float" office:value="6.98" calcext:value-type="float">
            <text:p>6.98</text:p>
          </table:table-cell>
          <table:table-cell table:style-name="ce4" office:value-type="float" office:value="467" calcext:value-type="float">
            <text:p>467</text:p>
          </table:table-cell>
          <table:table-cell table:number-columns-repeated="3"/>
          <table:table-cell table:style-name="ce5" table:formula="of:=VALUE([.C70])*0.4+VALUE([.D70])*0.6" office:value-type="float" office:value="6.08" calcext:value-type="float">
            <text:p>6.0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4:16:58.286" calcext:value-type="date">
            <text:p>4-15 4:16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11" office:value-type="float" office:value="7.11" calcext:value-type="float">
            <text:p>7.11</text:p>
          </table:table-cell>
          <table:table-cell table:style-name="ce4" table:formula="of:=7.05" office:value-type="float" office:value="7.05" calcext:value-type="float">
            <text:p>7.05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table:style-name="ce5" table:formula="of:=VALUE([.C71])*0.4+VALUE([.D71])*0.6" office:value-type="float" office:value="7.074" calcext:value-type="float">
            <text:p>7.0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5:05:31.267" calcext:value-type="date">
            <text:p>4-15 5:0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11" office:value-type="float" office:value="7.11" calcext:value-type="float">
            <text:p>7.11</text:p>
          </table:table-cell>
          <table:table-cell table:style-name="ce4" table:formula="of:=5.74" office:value-type="float" office:value="5.74" calcext:value-type="float">
            <text:p>5.74</text:p>
          </table:table-cell>
          <table:table-cell table:style-name="ce4" office:value-type="float" office:value="352" calcext:value-type="float">
            <text:p>352</text:p>
          </table:table-cell>
          <table:table-cell table:number-columns-repeated="3"/>
          <table:table-cell table:style-name="ce5" table:formula="of:=VALUE([.C72])*0.4+VALUE([.D72])*0.6" office:value-type="float" office:value="6.288" calcext:value-type="float">
            <text:p>6.2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5:06:40.053" calcext:value-type="date">
            <text:p>4-15 5:06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89" office:value-type="float" office:value="4.89" calcext:value-type="float">
            <text:p>4.89</text:p>
          </table:table-cell>
          <table:table-cell table:style-name="ce4" table:formula="of:=7.68" office:value-type="float" office:value="7.68" calcext:value-type="float">
            <text:p>7.68</text:p>
          </table:table-cell>
          <table:table-cell table:style-name="ce4" office:value-type="float" office:value="245" calcext:value-type="float">
            <text:p>245</text:p>
          </table:table-cell>
          <table:table-cell table:number-columns-repeated="3"/>
          <table:table-cell table:style-name="ce5" table:formula="of:=VALUE([.C73])*0.4+VALUE([.D73])*0.6" office:value-type="float" office:value="6.564" calcext:value-type="float">
            <text:p>6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5:22:14.568" calcext:value-type="date">
            <text:p>4-15 5:2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3.93" office:value-type="float" office:value="3.93" calcext:value-type="float">
            <text:p>3.93</text:p>
          </table:table-cell>
          <table:table-cell table:style-name="ce4" table:formula="of:=6.46" office:value-type="float" office:value="6.46" calcext:value-type="float">
            <text:p>6.46</text:p>
          </table:table-cell>
          <table:table-cell table:style-name="ce4" office:value-type="float" office:value="824" calcext:value-type="float">
            <text:p>824</text:p>
          </table:table-cell>
          <table:table-cell table:number-columns-repeated="3"/>
          <table:table-cell table:style-name="ce5" table:formula="of:=VALUE([.C74])*0.4+VALUE([.D74])*0.6" office:value-type="float" office:value="5.448" calcext:value-type="float">
            <text:p>5.4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5:40:11.779" calcext:value-type="date">
            <text:p>4-15 5:4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36" office:value-type="float" office:value="5.36" calcext:value-type="float">
            <text:p>5.36</text:p>
          </table:table-cell>
          <table:table-cell table:style-name="ce4" table:formula="of:=7.32" office:value-type="float" office:value="7.32" calcext:value-type="float">
            <text:p>7.32</text:p>
          </table:table-cell>
          <table:table-cell table:style-name="ce4" office:value-type="float" office:value="257" calcext:value-type="float">
            <text:p>257</text:p>
          </table:table-cell>
          <table:table-cell table:number-columns-repeated="3"/>
          <table:table-cell table:style-name="ce5" table:formula="of:=VALUE([.C75])*0.4+VALUE([.D75])*0.6" office:value-type="float" office:value="6.536" calcext:value-type="float">
            <text:p>6.5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11:00.553" calcext:value-type="date">
            <text:p>4-15 6:11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52" office:value-type="float" office:value="5.52" calcext:value-type="float">
            <text:p>5.52</text:p>
          </table:table-cell>
          <table:table-cell table:style-name="ce4" table:formula="of:=8.2" office:value-type="float" office:value="8.2" calcext:value-type="float">
            <text:p>8.2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table:style-name="ce5" table:formula="of:=VALUE([.C76])*0.4+VALUE([.D76])*0.6" office:value-type="float" office:value="7.128" calcext:value-type="float">
            <text:p>7.1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11:41.268" calcext:value-type="date">
            <text:p>4-15 6:11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43" office:value-type="float" office:value="7.43" calcext:value-type="float">
            <text:p>7.43</text:p>
          </table:table-cell>
          <table:table-cell table:style-name="ce4" table:formula="of:=8.57" office:value-type="float" office:value="8.57" calcext:value-type="float">
            <text:p>8.57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3"/>
          <table:table-cell table:style-name="ce5" table:formula="of:=VALUE([.C77])*0.4+VALUE([.D77])*0.6" office:value-type="float" office:value="8.114" calcext:value-type="float">
            <text:p>8.1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13:02.439" calcext:value-type="date">
            <text:p>4-15 6:1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16" office:value-type="float" office:value="6.16" calcext:value-type="float">
            <text:p>6.16</text:p>
          </table:table-cell>
          <table:table-cell table:style-name="ce4" table:formula="of:=6.65" office:value-type="float" office:value="6.65" calcext:value-type="float">
            <text:p>6.65</text:p>
          </table:table-cell>
          <table:table-cell table:style-name="ce4" office:value-type="float" office:value="284" calcext:value-type="float">
            <text:p>284</text:p>
          </table:table-cell>
          <table:table-cell table:number-columns-repeated="3"/>
          <table:table-cell table:style-name="ce5" table:formula="of:=VALUE([.C78])*0.4+VALUE([.D78])*0.6" office:value-type="float" office:value="6.454" calcext:value-type="float">
            <text:p>6.4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44:55.085" calcext:value-type="date">
            <text:p>4-15 6:44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64" office:value-type="float" office:value="6.64" calcext:value-type="float">
            <text:p>6.64</text:p>
          </table:table-cell>
          <table:table-cell table:style-name="ce4" table:formula="of:=7.3" office:value-type="float" office:value="7.3" calcext:value-type="float">
            <text:p>7.3</text:p>
          </table:table-cell>
          <table:table-cell table:style-name="ce4" office:value-type="float" office:value="136" calcext:value-type="float">
            <text:p>136</text:p>
          </table:table-cell>
          <table:table-cell table:number-columns-repeated="3"/>
          <table:table-cell table:style-name="ce5" table:formula="of:=VALUE([.C79])*0.4+VALUE([.D79])*0.6" office:value-type="float" office:value="7.036" calcext:value-type="float">
            <text:p>7.0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53:35.166" calcext:value-type="date">
            <text:p>4-15 6:5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79" office:value-type="float" office:value="6.79" calcext:value-type="float">
            <text:p>6.79</text:p>
          </table:table-cell>
          <table:table-cell table:style-name="ce4" table:formula="of:=6.83" office:value-type="float" office:value="6.83" calcext:value-type="float">
            <text:p>6.83</text:p>
          </table:table-cell>
          <table:table-cell table:style-name="ce4" office:value-type="float" office:value="175" calcext:value-type="float">
            <text:p>175</text:p>
          </table:table-cell>
          <table:table-cell table:number-columns-repeated="3"/>
          <table:table-cell table:style-name="ce5" table:formula="of:=VALUE([.C80])*0.4+VALUE([.D80])*0.6" office:value-type="float" office:value="6.814" calcext:value-type="float">
            <text:p>6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55:36.335" calcext:value-type="date">
            <text:p>4-15 6:5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75" office:value-type="float" office:value="7.75" calcext:value-type="float">
            <text:p>7.75</text:p>
          </table:table-cell>
          <table:table-cell table:style-name="ce4" table:formula="of:=7.06" office:value-type="float" office:value="7.06" calcext:value-type="float">
            <text:p>7.06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table:style-name="ce5" table:formula="of:=VALUE([.C81])*0.4+VALUE([.D81])*0.6" office:value-type="float" office:value="7.336" calcext:value-type="float">
            <text:p>7.3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57:59.282" calcext:value-type="date">
            <text:p>4-15 6:57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68" office:value-type="float" office:value="5.68" calcext:value-type="float">
            <text:p>5.68</text:p>
          </table:table-cell>
          <table:table-cell table:style-name="ce4" table:formula="of:=7.59" office:value-type="float" office:value="7.59" calcext:value-type="float">
            <text:p>7.59</text:p>
          </table:table-cell>
          <table:table-cell table:style-name="ce4" office:value-type="float" office:value="170" calcext:value-type="float">
            <text:p>170</text:p>
          </table:table-cell>
          <table:table-cell table:number-columns-repeated="3"/>
          <table:table-cell table:style-name="ce5" table:formula="of:=VALUE([.C82])*0.4+VALUE([.D82])*0.6" office:value-type="float" office:value="6.826" calcext:value-type="float">
            <text:p>6.8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16:36.054" calcext:value-type="date">
            <text:p>4-15 7:16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8.22" office:value-type="float" office:value="8.22" calcext:value-type="float">
            <text:p>8.22</text:p>
          </table:table-cell>
          <table:table-cell table:style-name="ce4" table:formula="of:=5" office:value-type="float" office:value="5" calcext:value-type="float">
            <text:p>5</text:p>
          </table:table-cell>
          <table:table-cell table:style-name="ce4" office:value-type="float" office:value="423" calcext:value-type="float">
            <text:p>423</text:p>
          </table:table-cell>
          <table:table-cell table:number-columns-repeated="3"/>
          <table:table-cell table:style-name="ce5" table:formula="of:=VALUE([.C83])*0.4+VALUE([.D83])*0.6" office:value-type="float" office:value="6.288" calcext:value-type="float">
            <text:p>6.2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19:36.496" calcext:value-type="date">
            <text:p>4-15 7:19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84" office:value-type="float" office:value="5.84" calcext:value-type="float">
            <text:p>5.84</text:p>
          </table:table-cell>
          <table:table-cell table:style-name="ce4" table:formula="of:=6.52" office:value-type="float" office:value="6.52" calcext:value-type="float">
            <text:p>6.52</text:p>
          </table:table-cell>
          <table:table-cell table:style-name="ce4" office:value-type="float" office:value="385" calcext:value-type="float">
            <text:p>385</text:p>
          </table:table-cell>
          <table:table-cell table:number-columns-repeated="2"/>
          <table:table-cell table:style-name="ce4" office:value-type="string" calcext:value-type="string">
            <text:p>Bram Jespers</text:p>
          </table:table-cell>
          <table:table-cell table:style-name="ce5" table:formula="of:=VALUE([.C84])*0.4+VALUE([.D84])*0.6" office:value-type="float" office:value="6.248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21:16.114" calcext:value-type="date">
            <text:p>4-15 7:21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8.23" office:value-type="float" office:value="8.23" calcext:value-type="float">
            <text:p>8.23</text:p>
          </table:table-cell>
          <table:table-cell table:style-name="ce4" table:formula="of:=5.82" office:value-type="float" office:value="5.82" calcext:value-type="float">
            <text:p>5.82</text:p>
          </table:table-cell>
          <table:table-cell table:style-name="ce4" office:value-type="float" office:value="181" calcext:value-type="float">
            <text:p>181</text:p>
          </table:table-cell>
          <table:table-cell table:number-columns-repeated="2"/>
          <table:table-cell table:style-name="ce4" office:value-type="string" calcext:value-type="string">
            <text:p>jonas</text:p>
          </table:table-cell>
          <table:table-cell table:style-name="ce5" table:formula="of:=VALUE([.C85])*0.4+VALUE([.D85])*0.6" office:value-type="float" office:value="6.784" calcext:value-type="float">
            <text:p>6.7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29:28.512" calcext:value-type="date">
            <text:p>4-15 7:29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" office:value-type="float" office:value="6" calcext:value-type="float">
            <text:p>6</text:p>
          </table:table-cell>
          <table:table-cell table:style-name="ce4" table:formula="of:=7.98" office:value-type="float" office:value="7.98" calcext:value-type="float">
            <text:p>7.98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3"/>
          <table:table-cell table:style-name="ce5" table:formula="of:=VALUE([.C86])*0.4+VALUE([.D86])*0.6" office:value-type="float" office:value="7.188" calcext:value-type="float">
            <text:p>7.1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33:01.342" calcext:value-type="date">
            <text:p>4-15 7:3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2" office:value-type="float" office:value="5.2" calcext:value-type="float">
            <text:p>5.2</text:p>
          </table:table-cell>
          <table:table-cell table:style-name="ce4" table:formula="of:=6.49" office:value-type="float" office:value="6.49" calcext:value-type="float">
            <text:p>6.49</text:p>
          </table:table-cell>
          <table:table-cell table:style-name="ce4" office:value-type="float" office:value="523" calcext:value-type="float">
            <text:p>523</text:p>
          </table:table-cell>
          <table:table-cell table:number-columns-repeated="3"/>
          <table:table-cell table:style-name="ce5" table:formula="of:=VALUE([.C87])*0.4+VALUE([.D87])*0.6" office:value-type="float" office:value="5.974" calcext:value-type="float">
            <text:p>5.9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37:01.183" calcext:value-type="date">
            <text:p>4-15 7:37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7.66" office:value-type="float" office:value="7.66" calcext:value-type="float">
            <text:p>7.66</text:p>
          </table:table-cell>
          <table:table-cell table:style-name="ce4" office:value-type="float" office:value="1343" calcext:value-type="float">
            <text:p>1343</text:p>
          </table:table-cell>
          <table:table-cell table:number-columns-repeated="3"/>
          <table:table-cell table:style-name="ce5" table:formula="of:=VALUE([.C88])*0.4+VALUE([.D88])*0.6" office:value-type="float" office:value="4.596" calcext:value-type="float">
            <text:p>4.6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46:19.429" calcext:value-type="date">
            <text:p>4-15 7:46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59" office:value-type="float" office:value="7.59" calcext:value-type="float">
            <text:p>7.59</text:p>
          </table:table-cell>
          <table:table-cell table:style-name="ce4" table:formula="of:=8.19" office:value-type="float" office:value="8.19" calcext:value-type="float">
            <text:p>8.19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3"/>
          <table:table-cell table:style-name="ce5" table:formula="of:=VALUE([.C89])*0.4+VALUE([.D89])*0.6" office:value-type="float" office:value="7.95" calcext:value-type="float">
            <text:p>7.9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48:19.075" calcext:value-type="date">
            <text:p>4-15 7:48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04" office:value-type="float" office:value="5.04" calcext:value-type="float">
            <text:p>5.04</text:p>
          </table:table-cell>
          <table:table-cell table:style-name="ce4" table:formula="of:=5.91" office:value-type="float" office:value="5.91" calcext:value-type="float">
            <text:p>5.91</text:p>
          </table:table-cell>
          <table:table-cell table:style-name="ce4" office:value-type="float" office:value="741" calcext:value-type="float">
            <text:p>741</text:p>
          </table:table-cell>
          <table:table-cell table:number-columns-repeated="3"/>
          <table:table-cell table:style-name="ce5" table:formula="of:=VALUE([.C90])*0.4+VALUE([.D90])*0.6" office:value-type="float" office:value="5.562" calcext:value-type="float">
            <text:p>5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8:12:27.468" calcext:value-type="date">
            <text:p>4-15 8:1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79" office:value-type="float" office:value="6.79" calcext:value-type="float">
            <text:p>6.79</text:p>
          </table:table-cell>
          <table:table-cell table:style-name="ce4" table:formula="of:=7.39" office:value-type="float" office:value="7.39" calcext:value-type="float">
            <text:p>7.39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table:style-name="ce5" table:formula="of:=VALUE([.C91])*0.4+VALUE([.D91])*0.6" office:value-type="float" office:value="7.15" calcext:value-type="float">
            <text:p>7.1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8:34:04.751" calcext:value-type="date">
            <text:p>4-15 8:34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3.14" office:value-type="float" office:value="3.14" calcext:value-type="float">
            <text:p>3.14</text:p>
          </table:table-cell>
          <table:table-cell table:style-name="ce4" table:formula="of:=5.7" office:value-type="float" office:value="5.7" calcext:value-type="float">
            <text:p>5.7</text:p>
          </table:table-cell>
          <table:table-cell table:style-name="ce4" office:value-type="float" office:value="1296" calcext:value-type="float">
            <text:p>1296</text:p>
          </table:table-cell>
          <table:table-cell table:number-columns-repeated="3"/>
          <table:table-cell table:style-name="ce5" table:formula="of:=VALUE([.C92])*0.4+VALUE([.D92])*0.6" office:value-type="float" office:value="4.676" calcext:value-type="float">
            <text:p>4.6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8:47:27.526" calcext:value-type="date">
            <text:p>4-15 8:47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16" office:value-type="float" office:value="6.16" calcext:value-type="float">
            <text:p>6.16</text:p>
          </table:table-cell>
          <table:table-cell table:style-name="ce4" table:formula="of:=6.43" office:value-type="float" office:value="6.43" calcext:value-type="float">
            <text:p>6.43</text:p>
          </table:table-cell>
          <table:table-cell table:style-name="ce4" office:value-type="float" office:value="341" calcext:value-type="float">
            <text:p>341</text:p>
          </table:table-cell>
          <table:table-cell table:number-columns-repeated="3"/>
          <table:table-cell table:style-name="ce5" table:formula="of:=VALUE([.C93])*0.4+VALUE([.D93])*0.6" office:value-type="float" office:value="6.322" calcext:value-type="float">
            <text:p>6.3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9:04:18.914" calcext:value-type="date">
            <text:p>4-15 9:04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32" office:value-type="float" office:value="6.32" calcext:value-type="float">
            <text:p>6.32</text:p>
          </table:table-cell>
          <table:table-cell table:style-name="ce4" table:formula="of:=5.32" office:value-type="float" office:value="5.32" calcext:value-type="float">
            <text:p>5.32</text:p>
          </table:table-cell>
          <table:table-cell table:style-name="ce4" office:value-type="float" office:value="660" calcext:value-type="float">
            <text:p>660</text:p>
          </table:table-cell>
          <table:table-cell table:number-columns-repeated="3"/>
          <table:table-cell table:style-name="ce5" table:formula="of:=VALUE([.C94])*0.4+VALUE([.D94])*0.6" office:value-type="float" office:value="5.72" calcext:value-type="float">
            <text:p>5.7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9:18:53.364" calcext:value-type="date">
            <text:p>4-15 9:18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59" office:value-type="float" office:value="7.59" calcext:value-type="float">
            <text:p>7.59</text:p>
          </table:table-cell>
          <table:table-cell table:style-name="ce4" table:formula="of:=5.24" office:value-type="float" office:value="5.24" calcext:value-type="float">
            <text:p>5.24</text:p>
          </table:table-cell>
          <table:table-cell table:style-name="ce4" office:value-type="float" office:value="422" calcext:value-type="float">
            <text:p>422</text:p>
          </table:table-cell>
          <table:table-cell table:number-columns-repeated="2"/>
          <table:table-cell table:style-name="ce4" office:value-type="string" calcext:value-type="string">
            <text:p>Tommaso Di Pompeo</text:p>
          </table:table-cell>
          <table:table-cell table:style-name="ce5" table:formula="of:=VALUE([.C95])*0.4+VALUE([.D95])*0.6" office:value-type="float" office:value="6.18" calcext:value-type="float">
            <text:p>6.1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9:26:47.742" calcext:value-type="date">
            <text:p>4-15 9:26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16" office:value-type="float" office:value="6.16" calcext:value-type="float">
            <text:p>6.16</text:p>
          </table:table-cell>
          <table:table-cell table:style-name="ce4" table:formula="of:=7.79" office:value-type="float" office:value="7.79" calcext:value-type="float">
            <text:p>7.79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3"/>
          <table:table-cell table:style-name="ce5" table:formula="of:=VALUE([.C96])*0.4+VALUE([.D96])*0.6" office:value-type="float" office:value="7.138" calcext:value-type="float">
            <text:p>7.1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10:16:00.834" calcext:value-type="date">
            <text:p>4-15 10:16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8.07" office:value-type="float" office:value="8.07" calcext:value-type="float">
            <text:p>8.07</text:p>
          </table:table-cell>
          <table:table-cell table:style-name="ce4" table:formula="of:=4.75" office:value-type="float" office:value="4.75" calcext:value-type="float">
            <text:p>4.75</text:p>
          </table:table-cell>
          <table:table-cell table:style-name="ce4" office:value-type="float" office:value="470" calcext:value-type="float">
            <text:p>470</text:p>
          </table:table-cell>
          <table:table-cell table:number-columns-repeated="3"/>
          <table:table-cell table:style-name="ce5" table:formula="of:=VALUE([.C97])*0.4+VALUE([.D97])*0.6" office:value-type="float" office:value="6.078" calcext:value-type="float">
            <text:p>6.0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11:35:03.763" calcext:value-type="date">
            <text:p>4-15 11:3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52" office:value-type="float" office:value="5.52" calcext:value-type="float">
            <text:p>5.52</text:p>
          </table:table-cell>
          <table:table-cell table:style-name="ce4" office:value-type="float" office:value="6.78" calcext:value-type="float">
            <text:p>6.78</text:p>
          </table:table-cell>
          <table:table-cell table:style-name="ce4" office:value-type="float" office:value="345" calcext:value-type="float">
            <text:p>345</text:p>
          </table:table-cell>
          <table:table-cell table:number-columns-repeated="2"/>
          <table:table-cell table:style-name="ce4" office:value-type="string" calcext:value-type="string">
            <text:p>Goma</text:p>
          </table:table-cell>
          <table:table-cell table:style-name="ce5" table:formula="of:=VALUE([.C98])*0.4+VALUE([.D98])*0.6" office:value-type="float" office:value="6.276" calcext:value-type="float">
            <text:p>6.2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12:56:21.353" calcext:value-type="date">
            <text:p>4-15 12:56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95" office:value-type="float" office:value="6.95" calcext:value-type="float">
            <text:p>6.95</text:p>
          </table:table-cell>
          <table:table-cell table:style-name="ce4" office:value-type="float" office:value="4.31" calcext:value-type="float">
            <text:p>4.31</text:p>
          </table:table-cell>
          <table:table-cell table:style-name="ce4" office:value-type="float" office:value="889" calcext:value-type="float">
            <text:p>889</text:p>
          </table:table-cell>
          <table:table-cell table:number-columns-repeated="3"/>
          <table:table-cell table:style-name="ce5" table:formula="of:=VALUE([.C99])*0.4+VALUE([.D99])*0.6" office:value-type="float" office:value="5.366" calcext:value-type="float">
            <text:p>5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14:15:03.252" calcext:value-type="date">
            <text:p>4-15 14:1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11" office:value-type="float" office:value="7.11" calcext:value-type="float">
            <text:p>7.11</text:p>
          </table:table-cell>
          <table:table-cell table:style-name="ce4" office:value-type="float" office:value="6.99" calcext:value-type="float">
            <text:p>6.99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2"/>
          <table:table-cell table:style-name="ce4" office:value-type="string" calcext:value-type="string">
            <text:p>Elysio </text:p>
          </table:table-cell>
          <table:table-cell table:style-name="ce5" table:formula="of:=VALUE([.C100])*0.4+VALUE([.D100])*0.6" office:value-type="float" office:value="7.038" calcext:value-type="float">
            <text:p>7.0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14:18:48.058" calcext:value-type="date">
            <text:p>4-15 14:18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8.07" office:value-type="float" office:value="8.07" calcext:value-type="float">
            <text:p>8.07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table:style-name="ce5" table:formula="of:=VALUE([.C101])*0.4+VALUE([.D101])*0.6" office:value-type="float" office:value="6.948" calcext:value-type="float">
            <text:p>6.9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14:46:26.135" calcext:value-type="date">
            <text:p>4-15 14:46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73" office:value-type="float" office:value="4.73" calcext:value-type="float">
            <text:p>4.73</text:p>
          </table:table-cell>
          <table:table-cell table:style-name="ce4" office:value-type="float" office:value="3.96" calcext:value-type="float">
            <text:p>3.96</text:p>
          </table:table-cell>
          <table:table-cell table:style-name="ce4" office:value-type="float" office:value="1625" calcext:value-type="float">
            <text:p>1625</text:p>
          </table:table-cell>
          <table:table-cell table:number-columns-repeated="3"/>
          <table:table-cell table:style-name="ce5" table:formula="of:=VALUE([.C102])*0.4+VALUE([.D102])*0.6" office:value-type="float" office:value="4.268" calcext:value-type="float">
            <text:p>4.2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17:15:56.723" calcext:value-type="date">
            <text:p>4-15 17:1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16" office:value-type="float" office:value="6.16" calcext:value-type="float">
            <text:p>6.16</text:p>
          </table:table-cell>
          <table:table-cell table:style-name="ce4" office:value-type="float" office:value="6.45" calcext:value-type="float">
            <text:p>6.45</text:p>
          </table:table-cell>
          <table:table-cell table:style-name="ce4" office:value-type="float" office:value="336" calcext:value-type="float">
            <text:p>336</text:p>
          </table:table-cell>
          <table:table-cell table:number-columns-repeated="2"/>
          <table:table-cell table:style-name="ce4" office:value-type="string" calcext:value-type="string">
            <text:p>Maya</text:p>
          </table:table-cell>
          <table:table-cell table:style-name="ce5" table:formula="of:=VALUE([.C103])*0.4+VALUE([.D103])*0.6" office:value-type="float" office:value="6.334" calcext:value-type="float">
            <text:p>6.3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18:13:05.122" calcext:value-type="date">
            <text:p>4-15 18:1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57" office:value-type="float" office:value="4.57" calcext:value-type="float">
            <text:p>4.57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428" calcext:value-type="float">
            <text:p>428</text:p>
          </table:table-cell>
          <table:table-cell table:number-columns-repeated="3"/>
          <table:table-cell table:style-name="ce5" table:formula="of:=VALUE([.C104])*0.4+VALUE([.D104])*0.6" office:value-type="float" office:value="6.148" calcext:value-type="float">
            <text:p>6.1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19:00:15.158" calcext:value-type="date">
            <text:p>4-15 19:0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73" office:value-type="float" office:value="4.73" calcext:value-type="float">
            <text:p>4.73</text:p>
          </table:table-cell>
          <table:table-cell table:style-name="ce4" office:value-type="float" office:value="4.09" calcext:value-type="float">
            <text:p>4.09</text:p>
          </table:table-cell>
          <table:table-cell table:style-name="ce4" office:value-type="float" office:value="1470" calcext:value-type="float">
            <text:p>1470</text:p>
          </table:table-cell>
          <table:table-cell table:number-columns-repeated="3"/>
          <table:table-cell table:style-name="ce5" table:formula="of:=VALUE([.C105])*0.4+VALUE([.D105])*0.6" office:value-type="float" office:value="4.346" calcext:value-type="float">
            <text:p>4.3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6T08:10:30.711" calcext:value-type="date">
            <text:p>4-16 8:1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83" office:value-type="float" office:value="5.83" calcext:value-type="float">
            <text:p>5.83</text:p>
          </table:table-cell>
          <table:table-cell table:style-name="ce4" office:value-type="float" office:value="7.92" calcext:value-type="float">
            <text:p>7.92</text:p>
          </table:table-cell>
          <table:table-cell table:style-name="ce4" office:value-type="float" office:value="137" calcext:value-type="float">
            <text:p>137</text:p>
          </table:table-cell>
          <table:table-cell table:number-columns-repeated="2"/>
          <table:table-cell table:style-name="ce4" office:value-type="string" calcext:value-type="string">
            <text:p>Santiago Holtreman </text:p>
          </table:table-cell>
          <table:table-cell table:style-name="ce5" table:formula="of:=VALUE([.C106])*0.4+VALUE([.D106])*0.6" office:value-type="float" office:value="7.084" calcext:value-type="float">
            <text:p>7.0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6T08:48:52.573" calcext:value-type="date">
            <text:p>4-16 8:48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table:style-name="ce5" table:formula="of:=VALUE([.C107])*0.4+VALUE([.D107])*0.6" office:value-type="float" office:value="7.2" calcext:value-type="float">
            <text:p>7.2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6T20:15:11.059" calcext:value-type="date">
            <text:p>4-16 20:1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84" office:value-type="float" office:value="5.84" calcext:value-type="float">
            <text:p>5.84</text:p>
          </table:table-cell>
          <table:table-cell table:style-name="ce4" office:value-type="float" office:value="6.85" calcext:value-type="float">
            <text:p>6.85</text:p>
          </table:table-cell>
          <table:table-cell table:style-name="ce4" office:value-type="float" office:value="291" calcext:value-type="float">
            <text:p>291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style-name="ce5" table:formula="of:=VALUE([.C108])*0.4+VALUE([.D108])*0.6" office:value-type="float" office:value="6.446" calcext:value-type="float">
            <text:p>6.4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6T22:16:36.861" calcext:value-type="date">
            <text:p>4-16 22:16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7.27" office:value-type="float" office:value="7.27" calcext:value-type="float">
            <text:p>7.27</text:p>
          </table:table-cell>
          <table:table-cell table:style-name="ce4" office:value-type="float" office:value="5.91" calcext:value-type="float">
            <text:p>5.91</text:p>
          </table:table-cell>
          <table:table-cell table:style-name="ce4" office:value-type="float" office:value="282" calcext:value-type="float">
            <text:p>282</text:p>
          </table:table-cell>
          <table:table-cell table:number-columns-repeated="3"/>
          <table:table-cell table:style-name="ce5" table:formula="of:=VALUE([.C109])*0.4+VALUE([.D109])*0.6" office:value-type="float" office:value="6.454" calcext:value-type="float">
            <text:p>6.4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7T11:32:20.424" calcext:value-type="date">
            <text:p>4-17 11:32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84" office:value-type="float" office:value="5.84" calcext:value-type="float">
            <text:p>5.84</text:p>
          </table:table-cell>
          <table:table-cell table:style-name="ce4" office:value-type="float" office:value="7.86" calcext:value-type="float">
            <text:p>7.86</text:p>
          </table:table-cell>
          <table:table-cell table:style-name="ce4" office:value-type="float" office:value="132" calcext:value-type="float">
            <text:p>132</text:p>
          </table:table-cell>
          <table:table-cell table:number-columns-repeated="3"/>
          <table:table-cell table:style-name="ce5" table:formula="of:=VALUE([.C110])*0.4+VALUE([.D110])*0.6" office:value-type="float" office:value="7.052" calcext:value-type="float">
            <text:p>7.0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7T12:23:48.209" calcext:value-type="date">
            <text:p>4-17 12:2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63" office:value-type="float" office:value="6.63" calcext:value-type="float">
            <text:p>6.63</text:p>
          </table:table-cell>
          <table:table-cell table:style-name="ce4" office:value-type="float" office:value="7.81" calcext:value-type="float">
            <text:p>7.81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3"/>
          <table:table-cell table:style-name="ce5" table:formula="of:=VALUE([.C111])*0.4+VALUE([.D111])*0.6" office:value-type="float" office:value="7.338" calcext:value-type="float">
            <text:p>7.3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7T13:09:14.105" calcext:value-type="date">
            <text:p>4-17 13:09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6.95" office:value-type="float" office:value="6.95" calcext:value-type="float">
            <text:p>6.95</text:p>
          </table:table-cell>
          <table:table-cell table:style-name="ce4" office:value-type="float" office:value="6.03" calcext:value-type="float">
            <text:p>6.03</text:p>
          </table:table-cell>
          <table:table-cell table:style-name="ce4" office:value-type="float" office:value="306" calcext:value-type="float">
            <text:p>306</text:p>
          </table:table-cell>
          <table:table-cell table:number-columns-repeated="3"/>
          <table:table-cell table:style-name="ce5" table:formula="of:=VALUE([.C112])*0.4+VALUE([.D112])*0.6" office:value-type="float" office:value="6.398" calcext:value-type="float">
            <text:p>6.4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7T15:05:03.659" calcext:value-type="date">
            <text:p>4-17 15:0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25" office:value-type="float" office:value="4.25" calcext:value-type="float">
            <text:p>4.25</text:p>
          </table:table-cell>
          <table:table-cell table:style-name="ce4" office:value-type="float" office:value="6.62" calcext:value-type="float">
            <text:p>6.62</text:p>
          </table:table-cell>
          <table:table-cell table:style-name="ce4" office:value-type="float" office:value="684" calcext:value-type="float">
            <text:p>684</text:p>
          </table:table-cell>
          <table:table-cell table:number-columns-repeated="3"/>
          <table:table-cell table:style-name="ce5" table:formula="of:=VALUE([.C113])*0.4+VALUE([.D113])*0.6" office:value-type="float" office:value="5.672" calcext:value-type="float">
            <text:p>5.6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8T07:17:34.703" calcext:value-type="date">
            <text:p>4-18 7:17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3.14" office:value-type="float" office:value="3.14" calcext:value-type="float">
            <text:p>3.14</text:p>
          </table:table-cell>
          <table:table-cell table:style-name="ce4" office:value-type="float" office:value="6.12" calcext:value-type="float">
            <text:p>6.12</text:p>
          </table:table-cell>
          <table:table-cell table:style-name="ce4" office:value-type="float" office:value="1154" calcext:value-type="float">
            <text:p>1154</text:p>
          </table:table-cell>
          <table:table-cell table:number-columns-repeated="3"/>
          <table:table-cell table:style-name="ce5" table:formula="of:=VALUE([.C114])*0.4+VALUE([.D114])*0.6" office:value-type="float" office:value="4.928" calcext:value-type="float">
            <text:p>4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9T11:16:59.311" calcext:value-type="date">
            <text:p>4-19 11:16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68" office:value-type="float" office:value="5.68" calcext:value-type="float">
            <text:p>5.68</text:p>
          </table:table-cell>
          <table:table-cell table:style-name="ce4" office:value-type="float" office:value="6.44" calcext:value-type="float">
            <text:p>6.44</text:p>
          </table:table-cell>
          <table:table-cell table:style-name="ce4" office:value-type="float" office:value="434" calcext:value-type="float">
            <text:p>434</text:p>
          </table:table-cell>
          <table:table-cell table:number-columns-repeated="2"/>
          <table:table-cell table:style-name="ce4" office:value-type="string" calcext:value-type="string">
            <text:p>Tycho Rietman</text:p>
          </table:table-cell>
          <table:table-cell table:style-name="ce5" table:formula="of:=VALUE([.C115])*0.4+VALUE([.D115])*0.6" office:value-type="float" office:value="6.136" calcext:value-type="float">
            <text:p>6.1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22T19:57:36.838" calcext:value-type="date">
            <text:p>4-22 19:57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21" office:value-type="float" office:value="5.21" calcext:value-type="float">
            <text:p>5.21</text:p>
          </table:table-cell>
          <table:table-cell table:style-name="ce4" office:value-type="float" office:value="7.79" calcext:value-type="float">
            <text:p>7.79</text:p>
          </table:table-cell>
          <table:table-cell table:style-name="ce4" office:value-type="float" office:value="186" calcext:value-type="float">
            <text:p>186</text:p>
          </table:table-cell>
          <table:table-cell table:number-columns-repeated="3"/>
          <table:table-cell table:style-name="ce5" table:formula="of:=VALUE([.C116])*0.4+VALUE([.D116])*0.6" office:value-type="float" office:value="6.758" calcext:value-type="float">
            <text:p>6.7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26T20:05:19.04" calcext:value-type="date">
            <text:p>4-26 20:05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4.89" office:value-type="float" office:value="4.89" calcext:value-type="float">
            <text:p>4.89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594" calcext:value-type="float">
            <text:p>594</text:p>
          </table:table-cell>
          <table:table-cell table:number-columns-repeated="3"/>
          <table:table-cell table:style-name="ce5" table:formula="of:=VALUE([.C117])*0.4+VALUE([.D117])*0.6" office:value-type="float" office:value="5.796" calcext:value-type="float">
            <text:p>5.8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30T20:40:47.482" calcext:value-type="date">
            <text:p>4-30 20:4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84" office:value-type="float" office:value="5.84" calcext:value-type="float">
            <text:p>5.84</text:p>
          </table:table-cell>
          <table:table-cell table:style-name="ce4" office:value-type="float" office:value="6.52" calcext:value-type="float">
            <text:p>6.52</text:p>
          </table:table-cell>
          <table:table-cell table:style-name="ce4" office:value-type="float" office:value="383" calcext:value-type="float">
            <text:p>383</text:p>
          </table:table-cell>
          <table:table-cell table:number-columns-repeated="3"/>
          <table:table-cell table:style-name="ce5" table:formula="of:=VALUE([.C118])*0.4+VALUE([.D118])*0.6" office:value-type="float" office:value="6.248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5-22T19:53:25.668" calcext:value-type="date">
            <text:p>5-22 19:53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68" office:value-type="float" office:value="5.68" calcext:value-type="float">
            <text:p>5.68</text:p>
          </table:table-cell>
          <table:table-cell table:style-name="ce4" office:value-type="float" office:value="4.15" calcext:value-type="float">
            <text:p>4.15</text:p>
          </table:table-cell>
          <table:table-cell table:style-name="ce4" office:value-type="float" office:value="1255" calcext:value-type="float">
            <text:p>1255</text:p>
          </table:table-cell>
          <table:table-cell table:number-columns-repeated="2"/>
          <table:table-cell table:style-name="ce4" office:value-type="string" calcext:value-type="string">
            <text:p>Julian Neuhaus</text:p>
          </table:table-cell>
          <table:table-cell table:style-name="ce5" table:formula="of:=VALUE([.C119])*0.4+VALUE([.D119])*0.6" office:value-type="float" office:value="4.762" calcext:value-type="float">
            <text:p>4.7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6-23T17:01:00.811" calcext:value-type="date">
            <text:p>6-23 17:01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21" office:value-type="float" office:value="5.21" calcext:value-type="float">
            <text:p>5.21</text:p>
          </table:table-cell>
          <table:table-cell table:style-name="ce4" office:value-type="float" office:value="6.95" calcext:value-type="float">
            <text:p>6.95</text:p>
          </table:table-cell>
          <table:table-cell table:style-name="ce4" office:value-type="float" office:value="382" calcext:value-type="float">
            <text:p>382</text:p>
          </table:table-cell>
          <table:table-cell table:number-columns-repeated="2"/>
          <table:table-cell table:style-name="ce4" office:value-type="string" calcext:value-type="string">
            <text:p>cesare</text:p>
          </table:table-cell>
          <table:table-cell table:style-name="ce5" table:formula="of:=VALUE([.C120])*0.4+VALUE([.D120])*0.6" office:value-type="float" office:value="6.254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7-23T08:57:14.914" calcext:value-type="date">
            <text:p>7-23 8:57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5.05" office:value-type="float" office:value="5.05" calcext:value-type="float">
            <text:p>5.05</text:p>
          </table:table-cell>
          <table:table-cell table:style-name="ce4" office:value-type="float" office:value="5.98" calcext:value-type="float">
            <text:p>5.98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3"/>
          <table:table-cell table:style-name="ce5" table:formula="of:=VALUE([.C121])*0.4+VALUE([.D121])*0.6" office:value-type="float" office:value="5.608" calcext:value-type="float">
            <text:p>5.61</text:p>
          </table:table-cell>
          <table:table-cell table:number-columns-repeated="1015"/>
        </table:table-row>
        <table:table-row table:style-name="ro2" table:number-rows-repeated="100">
          <table:table-cell table:style-name="ce1"/>
          <table:table-cell table:number-columns-repeated="1023"/>
        </table:table-row>
        <table:table-row table:style-name="ro3" table:number-rows-repeated="1048351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Z_8E677BAA_0EE4_49A4_B64F_2A6DDF4262D0_.wvu.FilterData" table:base-cell-address="$'Form Yanıtları 1'.$A$1" table:cell-range-address="$'Form Yanıtları 1'.$A$1:.$I$121"/>
        </table:named-expressions>
      </table:table>
      <table:table table:name="Sheet1" table:style-name="ta2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19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19:42:28.1133903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Yanıtları_20_1" style:display-name="PageStyle_Form Yanıtları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1$Linux_X86_64 LibreOffice_project/480$Build-1</meta:generator>
    <dc:date>2025-04-01T19:46:26.852636553</dc:date>
    <dc:creator>Eren Tarimci</dc:creator>
    <meta:editing-duration>PT5M41S</meta:editing-duration>
    <meta:editing-cycles>2</meta:editing-cycles>
    <meta:document-statistic meta:table-count="2" meta:cell-count="799" meta:object-count="0"/>
  </office:meta>
</office:document-meta>
</file>